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paragraph-rsid="000c1c6b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0e1887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0ea959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010672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011b492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013c952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01c06eb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01d80cd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01f6da8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0cabcd" officeooo:paragraph-rsid="000cabcd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0cabcd" officeooo:paragraph-rsid="0010672d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0cabcd" officeooo:paragraph-rsid="0013c952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0cabcd" officeooo:paragraph-rsid="001d80cd"/>
    </style:style>
    <style:style style:name="P14" style:family="paragraph" style:parent-style-name="Standard">
      <style:paragraph-properties fo:text-align="end" style:justify-single-word="false" style:writing-mode="rl-tb"/>
      <style:text-properties fo:font-weight="bold" officeooo:rsid="000ab543" officeooo:paragraph-rsid="000ab543" style:font-weight-asian="bold" style:font-size-complex="18pt" style:font-weight-complex="bold"/>
    </style:style>
    <style:style style:name="P15" style:family="paragraph" style:parent-style-name="Standard">
      <style:paragraph-properties fo:text-align="end" style:justify-single-word="false" style:writing-mode="rl-tb"/>
      <style:text-properties fo:font-size="13pt" fo:font-weight="bold" officeooo:rsid="000e1887" officeooo:paragraph-rsid="000e1887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end" style:justify-single-word="false" style:writing-mode="rl-tb"/>
      <style:text-properties fo:font-size="13pt" fo:font-weight="bold" officeooo:rsid="000e1887" officeooo:paragraph-rsid="0010672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end" style:justify-single-word="false" style:writing-mode="rl-tb"/>
      <style:text-properties fo:font-size="13pt" fo:font-weight="bold" officeooo:rsid="000e1887" officeooo:paragraph-rsid="0013c95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end" style:justify-single-word="false" style:writing-mode="rl-tb"/>
      <style:text-properties fo:font-size="13pt" fo:font-weight="bold" officeooo:rsid="000e1887" officeooo:paragraph-rsid="001d80c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end" style:justify-single-word="false" style:writing-mode="rl-tb"/>
      <style:text-properties fo:font-size="12pt" fo:font-weight="bold" officeooo:rsid="0013c952" officeooo:paragraph-rsid="0013c952" style:font-size-asian="12pt" style:font-weight-asian="bold" style:font-size-complex="18pt" style:font-weight-complex="bold"/>
    </style:style>
    <style:style style:name="P20" style:family="paragraph" style:parent-style-name="Standard">
      <style:paragraph-properties fo:text-align="end" style:justify-single-word="false" style:writing-mode="rl-tb"/>
      <style:text-properties fo:font-size="12pt" fo:font-weight="normal" officeooo:rsid="000ea959" officeooo:paragraph-rsid="000ea95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end" style:justify-single-word="false" style:writing-mode="rl-tb"/>
      <style:text-properties fo:font-size="12pt" fo:font-weight="normal" officeooo:rsid="000ea959" officeooo:paragraph-rsid="0010672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end" style:justify-single-word="false" style:writing-mode="rl-tb"/>
      <style:text-properties fo:font-size="12pt" fo:font-weight="normal" officeooo:rsid="000ea959" officeooo:paragraph-rsid="0011650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end" style:justify-single-word="false" style:writing-mode="rl-tb"/>
      <style:text-properties fo:font-size="12pt" fo:font-weight="normal" officeooo:rsid="000ea959" officeooo:paragraph-rsid="0011b49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fo:font-size="12pt" fo:font-weight="normal" officeooo:rsid="000ea959" officeooo:paragraph-rsid="0013c95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fo:font-size="12pt" fo:font-weight="normal" officeooo:rsid="000ea959" officeooo:paragraph-rsid="001d80c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fo:font-weight="normal" officeooo:rsid="000c1c6b" officeooo:paragraph-rsid="000c1c6b" style:font-weight-asian="normal" style:font-size-complex="12pt" style:font-weight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fo:font-weight="normal" officeooo:rsid="000c1c6b" officeooo:paragraph-rsid="0010672d" style:font-weight-asian="normal" style:font-size-complex="12pt" style:font-weight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fo:font-weight="normal" officeooo:rsid="000c1c6b" officeooo:paragraph-rsid="0013c952" style:font-weight-asian="normal" style:font-size-complex="12pt" style:font-weight-complex="normal"/>
    </style:style>
    <style:style style:name="P29" style:family="paragraph" style:parent-style-name="Standard">
      <style:paragraph-properties fo:text-align="end" style:justify-single-word="false" style:writing-mode="rl-tb"/>
      <style:text-properties fo:font-weight="normal" officeooo:rsid="000c1c6b" officeooo:paragraph-rsid="001d80cd" style:font-weight-asian="normal" style:font-size-complex="12pt" style:font-weight-complex="normal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0125e6d" officeooo:paragraph-rsid="00125e6d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0125e6d" officeooo:paragraph-rsid="0013c952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0125e6d" officeooo:paragraph-rsid="001d80cd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0184bcd" officeooo:paragraph-rsid="00184bcd"/>
    </style:style>
    <style:style style:name="P34" style:family="paragraph" style:parent-style-name="Standard">
      <style:paragraph-properties fo:text-align="end" style:justify-single-word="false" style:writing-mode="rl-tb"/>
      <style:text-properties fo:font-size="12pt" fo:font-weight="bold" officeooo:rsid="000ea959" officeooo:paragraph-rsid="0013c952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end" style:justify-single-word="false" style:writing-mode="rl-tb"/>
      <style:text-properties fo:font-size="12pt" fo:font-weight="bold" officeooo:rsid="000ea959" officeooo:paragraph-rsid="001d80c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end" style:justify-single-word="false" style:writing-mode="rl-tb"/>
      <style:text-properties officeooo:paragraph-rsid="0020aca2"/>
    </style:style>
    <style:style style:name="T1" style:family="text">
      <style:text-properties officeooo:rsid="000c1c6b"/>
    </style:style>
    <style:style style:name="T2" style:family="text">
      <style:text-properties officeooo:rsid="000cabcd"/>
    </style:style>
    <style:style style:name="T3" style:family="text">
      <style:text-properties officeooo:rsid="000cabcd" style:font-size-complex="14pt"/>
    </style:style>
    <style:style style:name="T4" style:family="text">
      <style:text-properties officeooo:rsid="0010672d" style:font-size-complex="14pt"/>
    </style:style>
    <style:style style:name="T5" style:family="text">
      <style:text-properties officeooo:rsid="000e1887"/>
    </style:style>
    <style:style style:name="T6" style:family="text">
      <style:text-properties fo:font-size="13pt" fo:font-weight="bold" officeooo:rsid="000e1887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0ea959" style:font-size-asian="13pt" style:font-weight-asian="bold" style:font-size-complex="13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1c6b" style:font-weight-asian="bold" style:font-weight-complex="bold"/>
    </style:style>
    <style:style style:name="T10" style:family="text">
      <style:text-properties fo:font-weight="bold" officeooo:rsid="0010672d" style:font-weight-asian="bold" style:font-weight-complex="bold"/>
    </style:style>
    <style:style style:name="T11" style:family="text">
      <style:text-properties fo:font-weight="bold" officeooo:rsid="0011b492" style:font-weight-asian="bold" style:font-weight-complex="bold"/>
    </style:style>
    <style:style style:name="T12" style:family="text">
      <style:text-properties officeooo:rsid="00116504"/>
    </style:style>
    <style:style style:name="T13" style:family="text">
      <style:text-properties officeooo:rsid="0011b492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0ea959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1b492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16504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3ca4d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57365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5a7f4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6e19c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c06eb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d80cd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1f345c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28cfa" style:font-size-asian="12pt" style:font-weight-asian="normal" style:font-size-complex="12pt" style:font-weight-complex="normal"/>
    </style:style>
    <style:style style:name="T26" style:family="text">
      <style:text-properties fo:font-size="12pt" fo:font-weight="bold" officeooo:rsid="0011b492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862d4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19c4ca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f6da8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221a77" style:font-size-asian="12pt" style:font-weight-asian="bold" style:font-size-complex="12pt" style:font-weight-complex="bold"/>
    </style:style>
    <style:style style:name="T31" style:family="text">
      <style:text-properties officeooo:rsid="001d80cd"/>
    </style:style>
    <style:style style:name="T32" style:family="text">
      <style:text-properties officeooo:rsid="001f6d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2020</text:p>
      <text:p text:style-name="P2"><text:a xlink:type="simple" xlink:href="../../../20476_discrete_math/Exams/2020/מבחן%20בדידה.pdf" text:style-name="Internet_20_link" text:visited-style-name="Visited_20_Internet_20_Link"><text:span text:style-name="T3">פברואר</text:span></text:a></text:p>
      <text:p text:style-name="P15">חלק א’ – שאלת חובה (21 נק’)</text:p>
      <text:p text:style-name="P26">1.</text:p>
      <text:p text:style-name="P1"><text:span text:style-name="T1"><text:tab/>א. </text:span><text:span text:style-name="T9">לוגיקה</text:span><text:span text:style-name="T1"> (6 נק’)</text:span></text:p>
      <text:p text:style-name="P10"><text:tab/>ב. <text:span text:style-name="T8">קבוצות</text:span> (powersets, קרטזית) (7 נק’)</text:p>
      <text:p text:style-name="P10"><text:tab/>ג. <text:span text:style-name="T8">גרפים</text:span> (6 נק’)</text:p>
      <text:p text:style-name="P10"/>
      <text:p text:style-name="P3"><text:span text:style-name="T6">חלק </text:span><text:span text:style-name="T7">ב</text:span><text:span text:style-name="T6">’ – </text:span><text:span text:style-name="T7">שלוש מתוך ארבע</text:span><text:span text:style-name="T6"> (</text:span><text:span text:style-name="T7">27x3 = 81</text:span><text:span text:style-name="T6"> נק’)</text:span></text:p>
      <text:p text:style-name="P22"><text:span text:style-name="T5">2. </text:span><text:span text:style-name="T8">יחסים</text:span> <text:span text:style-name="T13">(27 נק’)</text:span></text:p>
      <text:p text:style-name="P22"><text:tab/><text:span text:style-name="T12">א. </text:span>שקילות, מחלקות</text:p>
      <text:p text:style-name="P22"><text:tab/><text:span text:style-name="T12">ב. </text:span>יחסי סדר (מלא, חלקי), איברים מינ’ מקס’</text:p>
      <text:p text:style-name="P20">3. <text:span text:style-name="T8">פונקציות</text:span> (יוצרת)</text:p>
      <text:p text:style-name="P20">4. <text:span text:style-name="T8">קומבינטוריקה</text:span></text:p>
      <text:p text:style-name="P20">5. <text:span text:style-name="T8">גרפים</text:span></text:p>
      <text:p text:style-name="P20"/>
      <text:p text:style-name="P4"><text:a xlink:type="simple" xlink:href="../../../20476_discrete_math/Exams/2020/490_82.pdf" text:style-name="Internet_20_link" text:visited-style-name="Visited_20_Internet_20_Link"><text:span text:style-name="T4">יולי</text:span></text:a></text:p>
      <text:p text:style-name="P16">חלק א’ – שאלת חובה (21 נק’)</text:p>
      <text:p text:style-name="P27">1.</text:p>
      <text:p text:style-name="P4"><text:span text:style-name="T1"><text:tab/>א. </text:span><text:span text:style-name="T9">לוגיקה</text:span><text:span text:style-name="T1"> (6 נק’)</text:span></text:p>
      <text:p text:style-name="P4"><text:span text:style-name="T2"><text:tab/>ב. </text:span><text:span text:style-name="T10">עוצמות</text:span><text:span text:style-name="T2"> (7 נק’)</text:span></text:p>
      <text:p text:style-name="P11"><text:tab/>ג. <text:span text:style-name="T8">גרפים</text:span> (6 נק’)</text:p>
      <text:p text:style-name="P30"/>
      <text:p text:style-name="P4"><text:span text:style-name="T6">חלק </text:span><text:span text:style-name="T7">ב</text:span><text:span text:style-name="T6">’ – </text:span><text:span text:style-name="T7">שלוש מתוך ארבע</text:span><text:span text:style-name="T6"> (</text:span><text:span text:style-name="T7">27x3 = 81</text:span><text:span text:style-name="T6"> נק’)</text:span></text:p>
      <text:p text:style-name="P22"><text:span text:style-name="T5">2. </text:span><text:span text:style-name="T8">יחסים</text:span><text:span text:style-name="T11"> </text:span><text:span text:style-name="T13">(27 נק’)</text:span></text:p>
      <text:p text:style-name="P22"><text:tab/><text:span text:style-name="T12">א. </text:span>שקילות, מחלקות</text:p>
      <text:p text:style-name="P22"><text:tab/><text:span text:style-name="T12">ב. </text:span>יחסי סדר (מלא, חלקי), איברים מינ’ מקס’</text:p>
      <text:p text:style-name="P21">3. <text:span text:style-name="T8">פונקציות</text:span></text:p>
      <text:p text:style-name="P21"><text:tab/><text:span text:style-name="T12">א. יוצרת </text:span><text:span text:style-name="T13">(9 נק’)</text:span></text:p>
      <text:p text:style-name="P23"><text:tab/><text:span text:style-name="T12">ב. מספר פתרונות המשוואה </text:span><text:span text:style-name="T13">(9 נק’)</text:span></text:p>
      <text:p text:style-name="P23"><text:tab/><text:span text:style-name="T12">ג. מספר פתרונות המשוואה </text:span><text:span text:style-name="T13">(9 נק’)</text:span></text:p>
      <text:p text:style-name="P4"><text:span text:style-name="T15">4. </text:span><text:span text:style-name="T26">פונקציות</text:span></text:p>
      <text:p text:style-name="P5"><text:span text:style-name="T16"><text:tab/>א. מספר הפונקציות</text:span><text:span text:style-name="T17"> </text:span><text:span text:style-name="T16">(14 נק’)</text:span></text:p>
      <text:p text:style-name="P5"><text:span text:style-name="T16"><text:tab/>ב. מספר הפונקציות</text:span><text:span text:style-name="T17"> </text:span><text:span text:style-name="T16">(13 נק’)</text:span></text:p>
      <text:p text:style-name="P21">5. <text:span text:style-name="T8">גרפים</text:span></text:p>
      <text:p text:style-name="P20"/>
      <text:p text:style-name="P19">2019</text:p>
      <text:p text:style-name="P6"><text:a xlink:type="simple" xlink:href="../../../20476_discrete_math/Exams/2019/2019a2_m83.pdf" text:style-name="Internet_20_link" text:visited-style-name="Visited_20_Internet_20_Link"><text:span text:style-name="T31">ינואר (2019a2_m83.pdf)</text:span></text:a></text:p>
      <text:p text:style-name="P17">חלק א’ – שאלת חובה (21 נק’)</text:p>
      <text:p text:style-name="P28">1.</text:p>
      <text:p text:style-name="P6"><text:span text:style-name="T1"><text:tab/>א. </text:span><text:span text:style-name="T9">לוגיקה</text:span><text:span text:style-name="T1"> (6 נק’)</text:span></text:p>
      <text:p text:style-name="P6"><text:span text:style-name="T2"><text:tab/>ב. </text:span><text:span text:style-name="T10">עוצמות</text:span><text:span text:style-name="T2"> (7 נק’)</text:span></text:p>
      <text:p text:style-name="P12"><text:tab/>ג. <text:span text:style-name="T8">גרפים</text:span> (6 נק’)</text:p>
      <text:p text:style-name="P31"/>
      <text:p text:style-name="P6"><text:span text:style-name="T6">חלק </text:span><text:span text:style-name="T7">ב</text:span><text:span text:style-name="T6">’ – </text:span><text:span text:style-name="T7">שלוש מתוך ארבע</text:span><text:span text:style-name="T6"> (</text:span><text:span text:style-name="T7">27x3 = 81</text:span><text:span text:style-name="T6"> נק’)</text:span></text:p>
      <text:p text:style-name="P24"><text:span text:style-name="T5">2. </text:span><text:span text:style-name="T8">יחסים</text:span><text:span text:style-name="T11"> </text:span><text:span text:style-name="T13">(27 נק’)</text:span></text:p>
      <text:p text:style-name="P6"><text:span text:style-name="T15"><text:tab/></text:span><text:span text:style-name="T17">א. </text:span><text:span text:style-name="T18">סדר חלקי (6 נק’)</text:span></text:p>
      <text:p text:style-name="P6"><text:span text:style-name="T15"><text:tab/></text:span><text:span text:style-name="T17">ב. </text:span><text:span text:style-name="T19">איבר קטן, האיברים המכסים את האיבר הקטן (7 נק’)</text:span></text:p>
      <text:p text:style-name="P6"><text:span text:style-name="T19"><text:tab/></text:span><text:span text:style-name="T20">ג. יחסים </text:span><text:span text:style-name="T21">R </text:span><text:span text:style-name="T20">(7 נק’)</text:span></text:p>
      <text:p text:style-name="P33"><text:span text:style-name="T20"><text:tab/></text:span><text:span text:style-name="T14">ד. איברים מקסימליים לגבי סדר חלקי</text:span></text:p>
      <text:p text:style-name="P6"><text:span text:style-name="T15">3. </text:span><text:span text:style-name="T27">קומ</text:span><text:span text:style-name="T28">בינטוריקה</text:span></text:p>
      <text:p text:style-name="P36"><text:soft-page-break/><text:span text:style-name="T15">4. </text:span><text:span text:style-name="T27">קומ</text:span><text:span text:style-name="T28">בינטוריקה</text:span><text:span text:style-name="T30"> ופונקציות</text:span></text:p>
      <text:p text:style-name="P6"><text:span text:style-name="T16"><text:tab/>א. מספר הפונקציות</text:span><text:span text:style-name="T17"> </text:span><text:span text:style-name="T16">(</text:span><text:span text:style-name="T25">קומב’ - </text:span><text:span text:style-name="T22">9</text:span><text:span text:style-name="T16"> נק’)</text:span></text:p>
      <text:p text:style-name="P6"><text:span text:style-name="T16"><text:tab/>ב. מספר הפונקציות</text:span><text:span text:style-name="T17"> </text:span><text:span text:style-name="T16">(</text:span><text:span text:style-name="T25">קומב’ - </text:span><text:span text:style-name="T22">9</text:span><text:span text:style-name="T16"> נק’)</text:span></text:p>
      <text:p text:style-name="P7"><text:span text:style-name="T16"><text:tab/></text:span><text:span text:style-name="T22">ג</text:span><text:span text:style-name="T16">. </text:span><text:span text:style-name="T22">חד-חד ערכיות</text:span><text:span text:style-name="T17"> </text:span><text:span text:style-name="T16">(</text:span><text:span text:style-name="T25">פונק’ </text:span><text:span text:style-name="T22">9</text:span><text:span text:style-name="T16"> נק’)</text:span></text:p>
      <text:p text:style-name="P24">5. <text:span text:style-name="T8">גרפים</text:span></text:p>
      <text:p text:style-name="P34"/>
      <text:p text:style-name="P8"><text:a xlink:type="simple" xlink:href="../../../20476_discrete_math/Exams/2019/2019ב_מועד_ב/2019ב%20מועד%20ב%20פתור.pdf" text:style-name="Internet_20_link" text:visited-style-name="Visited_20_Internet_20_Link"><text:span text:style-name="T31">סמסטר ב' מועד ב' (2019ב_מועד_ב/2019ב מועד ב פתור.pdf)</text:span></text:a></text:p>
      <text:p text:style-name="P18">חלק א’ – שאלת חובה (21 נק’)</text:p>
      <text:p text:style-name="P29">1.</text:p>
      <text:p text:style-name="P8"><text:span text:style-name="T1"><text:tab/>א. </text:span><text:span text:style-name="T9">לוגיקה</text:span><text:span text:style-name="T1"> (6 נק’)</text:span></text:p>
      <text:p text:style-name="P8"><text:span text:style-name="T2"><text:tab/>ב. </text:span><text:span text:style-name="T10">עוצמות</text:span><text:span text:style-name="T2"> (7 נק’)</text:span></text:p>
      <text:p text:style-name="P13"><text:tab/>ג. <text:span text:style-name="T8">גרפים</text:span> (6 נק’)</text:p>
      <text:p text:style-name="P32"/>
      <text:p text:style-name="P8"><text:span text:style-name="T6">חלק </text:span><text:span text:style-name="T7">ב</text:span><text:span text:style-name="T6">’ – </text:span><text:span text:style-name="T7">שלוש מתוך ארבע</text:span><text:span text:style-name="T6"> (</text:span><text:span text:style-name="T7">27x3 = 81</text:span><text:span text:style-name="T6"> נק’)</text:span></text:p>
      <text:p text:style-name="P25"><text:span text:style-name="T5">2. </text:span><text:span text:style-name="T8">יחסים</text:span><text:span text:style-name="T11"> </text:span><text:span text:style-name="T13">(27 נק’)</text:span></text:p>
      <text:p text:style-name="P8"><text:span text:style-name="T15"><text:tab/></text:span><text:span text:style-name="T17">א. </text:span><text:span text:style-name="T23">יחס שקילות, מחלקות (14</text:span><text:span text:style-name="T18"> נק’)</text:span></text:p>
      <text:p text:style-name="P8"><text:span text:style-name="T15"><text:tab/></text:span><text:span text:style-name="T17">ב. </text:span><text:span text:style-name="T24">יחס סדר חלקי / מלא, איבר מינ’ מקס’, קבוצה סדורה (13 נק’)</text:span></text:p>
      <text:p text:style-name="P8"><text:span text:style-name="T15">3. </text:span><text:span text:style-name="T29">פונקציות</text:span></text:p>
      <text:p text:style-name="P25"><text:tab/><text:span text:style-name="T12">א. יוצרת </text:span><text:span text:style-name="T13">(</text:span><text:span text:style-name="T32">14</text:span><text:span text:style-name="T13"> נק’)</text:span></text:p>
      <text:p text:style-name="P25"><text:tab/><text:span text:style-name="T12">ב. מספר פתרונות המשוואה </text:span><text:span text:style-name="T13">(</text:span><text:span text:style-name="T32">14</text:span><text:span text:style-name="T13"> נק’)</text:span></text:p>
      <text:p text:style-name="P9"><text:span text:style-name="T15">4. </text:span><text:span text:style-name="T27">קומ</text:span><text:span text:style-name="T28">בינטוריקה</text:span></text:p>
      <text:p text:style-name="P35">5. גרפים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0:49:27.602283312</meta:creation-date>
    <meta:generator>LibreOffice/6.4.6.2$Linux_X86_64 LibreOffice_project/40$Build-2</meta:generator>
    <dc:date>2020-10-04T13:11:50.487712855</dc:date>
    <meta:editing-duration>PT2H46M34S</meta:editing-duration>
    <meta:editing-cycles>26</meta:editing-cycles>
    <meta:document-statistic meta:table-count="0" meta:image-count="0" meta:object-count="0" meta:page-count="2" meta:paragraph-count="66" meta:word-count="293" meta:character-count="1437" meta:non-whitespace-character-count="1170"/>
  </office:meta>
</office:document-meta>
</file>